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6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8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9" style:family="paragraph" style:parent-style-name="Standard">
      <style:text-properties fo:color="#000000" style:font-name="Arial1" fo:font-size="11pt" style:font-size-asian="11pt" style:font-size-complex="11pt"/>
    </style:style>
    <style:style style:name="P10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style:font-name-complex="Arial1" style:font-size-complex="11pt"/>
    </style:style>
    <style:style style:name="P13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4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5" style:family="paragraph" style:parent-style-name="Prénom_20_NOM">
      <style:text-properties style:font-name="Arial1" fo:font-size="11pt" fo:font-weight="bold" style:font-size-asian="11pt" style:font-weight-asian="bold" style:font-size-complex="11pt" style:font-weight-complex="bold"/>
    </style:style>
    <style:style style:name="P16" style:family="paragraph" style:parent-style-name="Texte_20_de_20_saisie">
      <style:text-properties style:font-name="Arial1" fo:font-size="11pt" style:font-size-asian="11pt" style:font-size-complex="11pt"/>
    </style:style>
    <style:style style:name="P17" style:family="paragraph" style:parent-style-name="Footnote">
      <style:paragraph-properties fo:text-align="justify" style:justify-single-word="false"/>
    </style:style>
    <style:style style:name="P18" style:family="paragraph" style:parent-style-name="Footnote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19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0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 style:list-style-name="WW8Num1">
      <style:paragraph-properties fo:margin-left="2.501cm" fo:margin-right="0cm" fo:line-height="100%" fo:text-align="justify" style:justify-single-word="false" fo:text-indent="-1cm" style:auto-text-indent="false">
        <style:tab-stops>
          <style:tab-stop style:position="1.501cm"/>
        </style:tab-stops>
      </style:paragraph-properties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/>
    </style:style>
    <style:style style:name="T3" style:family="text">
      <style:text-properties fo:color="#000000" fo:language="zxx" fo:country="none" style:language-asian="zxx" style:country-asian="none"/>
    </style:style>
    <style:style style:name="T4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5" style:family="text">
      <style:text-properties fo:color="#000000" style:font-name="Arial" fo:font-size="11pt" style:font-size-asian="11pt" style:font-size-complex="11pt"/>
    </style:style>
    <style:style style:name="T6" style:family="text">
      <style:text-properties fo:text-transform="lowercase"/>
    </style:style>
    <style:style style:name="T7" style:family="text">
      <style:text-properties fo:text-transform="capitalize"/>
    </style:style>
    <style:style style:name="T8" style:family="text">
      <style:text-properties style:font-name="Arial1" fo:font-size="11pt" style:font-size-asian="11pt" style:font-name-complex="Arial1" style:font-size-complex="11pt"/>
    </style:style>
    <style:style style:name="T9" style:family="text">
      <style:text-properties style:font-name="Arial1" fo:font-size="9pt" style:font-size-asian="9pt" style:font-name-complex="Arial1" style:font-size-complex="9pt"/>
    </style:style>
    <style:style style:name="T10" style:family="text">
      <style:text-properties style:font-name-complex="Arial1" style:font-size-complex="11pt"/>
    </style:style>
    <style:style style:name="T11" style:family="text">
      <style:text-properties fo:color="#0000ff"/>
    </style:style>
    <style:style style:name="T12" style:family="text">
      <style:text-properties fo:font-weight="bold" style:font-weight-asian="bold" style:font-name-complex="Arial1" style:font-size-complex="11pt"/>
    </style:style>
    <style:style style:name="T13" style:family="text">
      <style:text-properties style:text-position="super 58%" style:font-name="Arial1" fo:font-size="9pt" style:font-size-asian="9pt" style:font-name-complex="Arial1" style:font-size-complex="9pt"/>
    </style:style>
    <style:style style:name="T14" style:family="text">
      <style:text-properties style:font-name="Arial" fo:font-size="11pt" style:font-size-asian="11pt" style:font-size-complex="11pt"/>
    </style:style>
    <style:style style:name="T15" style:family="text">
      <style:text-properties officeooo:rsid="000082e4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string" office:string-value="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passagecommissionep_impressionconvocation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adresse_nomcom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0"/>
            </table:table-cell>
            <table:table-cell table:style-name="Tableau1.B1" office:value-type="string">
              <text:p text:style-name="P13"/>
            </table:table-cell>
          </table:table-row>
          <table:table-row table:style-name="Tableau1.2">
            <table:table-cell table:style-name="Tableau1.A1" office:value-type="string">
              <text:p text:style-name="P19"/>
            </table:table-cell>
            <table:table-cell table:style-name="Tableau1.B1" office:value-type="string">
              <text:p text:style-name="P14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6">Réf.:<text:span text:style-name="T4"> DPAS/SIS/BADA/SUSPENSION/</text:span><text:span text:style-name="T4"><text:date style:data-style-name="N106" text:date-value="2015-04-09T17:17:06.256999745">2015</text:date></text:span></text:p>
              <text:p text:style-name="P6"><text:span text:style-name="T3"><text:s text:c="9"/>Matricule CAF : </text:span><text:span text:style-name="T3"><text:user-field-get text:name="dossier_matricule"/></text:span></text:p>
              <text:p text:style-name="P6"><text:text-input text:description="">Affaire suivie par : </text:text-input> <text:span text:style-name="T7"><text:user-field-get text:name="user_prenom">user_prenom</text:user-field-get></text:span> <text:bookmark-start text:name="Texte71"/><text:span text:style-name="T7"><text:user-field-get text:name="user_nom">user_nom</text:user-field-get></text:span><text:bookmark-end text:name="Texte71"/> </text:p>
              <text:p text:style-name="P6"><text:text-input text:description="">Tél. : </text:text-input> <text:user-field-get text:name="user_numtel">user_numtel</text:user-field-get></text:p>
              <text:p text:style-name="P7"/>
              <text:p text:style-name="P7"/>
              <text:p text:style-name="P7"/>
              <text:p text:style-name="P7"/>
              <text:p text:style-name="P3">Bobigny, le <text:date style:data-style-name="N36" text:date-value="2015-04-09T17:17:06.271999790">09/04/2015</text:date></text:p>
            </table:table-cell>
            <table:table-cell table:style-name="Tableau1.B3" office:value-type="string">
              <text:p text:style-name="P8"><text:user-field-get text:name="adresse_numvoie"/> <text:span text:style-name="T7"><text:user-field-get text:name="adresse_typevoie"/></text:span><text:span text:style-name="T7"> </text:span><text:span text:style-name="T6"><text:user-field-get text:name="adresse_nomvoie"/></text:span></text:p>
              <text:p text:style-name="P8"><text:hidden-paragraph text:condition="ooow:adresse_compladr==&quot;&quot;" text:is-hidden="true"/><text:user-field-get text:name="adresse_compladr"/></text:p>
              <text:p text:style-name="P8"><text:hidden-paragraph text:condition="ooow:adresse_complideadr==&quot;&quot;" text:is-hidden="true"/><text:user-field-get text:name="adresse_complideadr"/></text:p>
              <text:p text:style-name="P9"><text:span text:style-name="T1"><text:user-field-get text:name="adresse_codepos"/></text:span><text:span text:style-name="T1"> </text:span><text:span text:style-name="T1"><text:user-field-get text:name="adresse_nomcom"/></text:span></text:p>
            </table:table-cell>
          </table:table-row>
        </table:table>
        <text:p text:style-name="P2"/>
        <text:p text:style-name="P10"/>
        <text:p text:style-name="P4"><text:user-field-get text:name="personne_qual"/>,</text:p>
        <text:p text:style-name="P4"/>
        <text:p text:style-name="P11">En tant que bénéficiaire du Revenu de Solidarité Active (RSA), vous devez être <text:conditional-text text:condition="ooow:personne_qual =&quot;Monsieur&quot;" text:string-value-if-true="accompagné" text:string-value-if-false="accompagnée">accompagné</text:conditional-text><text:span text:style-name="T2">, </text:span>dans votre parcours d’insertion, par un service référent.</text:p>
        <text:p text:style-name="P11"/>
        <text:p text:style-name="P11">L’Equipe Pluridisciplinaire (EP), lors de sa réunion du <text:span text:style-name="T14"><text:user-field-get text:name="commissionep_dateseance"/></text:span><text:span text:style-name="T5">, </text:span>a examiné votre situation, et afin de répondre au mieux à vos besoins, le Président du Conseil <text:span text:style-name="T15">départemental </text:span>a<text:span text:style-name="T11"> </text:span>décidé de vous orienter vers un nouveau service référent.</text:p>
        <text:p text:style-name="P11"/>
        <text:p text:style-name="P11"><text:span text:style-name="T10">A compter de ce jour, votre service référent est </text:span><text:span text:style-name="T12">Pôle Emploi</text:span><text:span text:style-name="T10">.</text:span></text:p>
        <text:p text:style-name="P12"/>
        <text:p text:style-name="P12">Avec l’aide de ce service, vous devrez définir la suite de votre parcours d’insertion et signer un Projet Personnalisé d’Accès à l’Emploi (PPAE).</text:p>
        <text:list xml:id="list639583405915400091" text:style-name="WW8Num1">
          <text:list-item>
            <text:p text:style-name="P21"><text:span text:style-name="T10">Si vous êtes déjà inscrit(e) à Pôle Emploi, appelez le 39 49</text:span><text:span text:style-name="Footnote_20_Symbol"><text:span text:style-name="T10"><text:note text:id="ftn1" text:note-class="footnote"><text:note-citation>1</text:note-citation><text:note-body><text:p text:style-name="P17"><text:span text:style-name="T8"><text:s/></text:span><text:span text:style-name="T9">Selon le service, gratuit ou 0,11 € TTC maximum l'appel, hors éventuel surcoût de l'opérateur, voir conditions sur </text:span><text:a xlink:type="simple" xlink:href="http://www.pole-emploi.fr/" text:style-name="Internet_20_link" text:visited-style-name="Visited_20_Internet_20_Link"><text:span text:style-name="Internet_20_link"><text:span text:style-name="T9">www.pole-emploi.fr</text:span></text:span></text:a></text:p></text:note-body></text:note></text:span></text:span><text:span text:style-name="T10"> afin de convenir d’un rendez-vous avec votre conseiller.</text:span></text:p>
          </text:list-item>
          <text:list-item>
            <text:p text:style-name="P21"><text:span text:style-name="T10">Si vous n’êtes pas inscrit(e) à Pôle Emploi, inscrivez-vous sur le site </text:span><text:a xlink:type="simple" xlink:href="http://www.poleemploi.fr/" text:style-name="Internet_20_link" text:visited-style-name="Visited_20_Internet_20_Link"><text:span text:style-name="Internet_20_link"><text:span text:style-name="T10">www.pole-emploi.fr</text:span></text:span></text:a><text:span text:style-name="T10"> ou en appelant le 39 49</text:span><text:span text:style-name="Footnote_20_Symbol"><text:span text:style-name="T10"><text:note text:id="ftn2" text:note-class="footnote"><text:note-citation text:label="1">1</text:note-citation><text:note-body><text:p text:style-name="P18"/></text:note-body></text:note></text:span></text:span><text:span text:style-name="T10">.</text:span></text:p>
          </text:list-item>
        </text:list>
        <text:p text:style-name="P12"/>
        <text:p text:style-name="P11"><text:span text:style-name="T10">La loi</text:span><text:span text:style-name="Footnote_20_Symbol"><text:span text:style-name="T10"><text:note text:id="ftn3" text:note-class="footnote"><text:note-citation>2</text:note-citation><text:note-body><text:p text:style-name="Footnote"><text:span text:style-name="T9"><text:s text:c="2"/>Selon l’article L262-37 de la Loi n° 2008-1249 du 1</text:span><text:span text:style-name="T13">er</text:span><text:span text:style-name="T9"> décembre 2008</text:span></text:p></text:note-body></text:note></text:span></text:span><text:span text:style-name="T10"> prévoit que si vous ne respectez pas cette obligation le versement de votre allocation pourra être suspendu.</text:span></text:p>
        <text:p text:style-name="P12"/>
        <text:p text:style-name="P5">Je vous prie d’agréer, <text:user-field-get text:name="personne_qual"/>, l’expression de mes salutations distinguées.</text:p>
        <text:p text:style-name="P16"/>
        <text:p text:style-name="P16"/>
        <text:p text:style-name="P16"/>
        <text:p text:style-name="P1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4-09T17:17:05.819000000</dc:date>
    <dc:creator>linda baitech</dc:creator>
    <meta:editing-duration>PT9H18M13S</meta:editing-duration>
    <meta:editing-cycles>103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19" meta:word-count="216" meta:character-count="1358" meta:non-whitespace-character-count="1143"/>
  </office:meta>
</office:document-meta>
</file>